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1" style:family="table-cell" style:parent-style-name="Default"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36"/>
    <style:style style:name="ce14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5" style:family="table-cell" style:parent-style-name="Default" style:data-style-name="N0"/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9" style:family="table-cell" style:parent-style-name="Default">
      <style:text-properties style:font-name="Liberation Sans" style:font-name-asian="Noto Sans CJK SC Regular" style:font-name-complex="FreeSans"/>
    </style:style>
    <style:style style:name="ce20" style:family="table-cell" style:parent-style-name="Default" style:data-style-name="N36"/>
    <style:style style:name="ce21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2" style:family="table-cell" style:parent-style-name="Default" style:data-style-name="N0"/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36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1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18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8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18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18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18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7])" office:value-type="float" office:value="1772" calcext:value-type="float">
            <text:p>1772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9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9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9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9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9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1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2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9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20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20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2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2021-11-04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" table:number-columns-repeated="1021" table:default-cell-style-name="ce17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table:style-name="ce10"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rl Anderson, assembly etc</text:p>
          </table:table-cell>
          <table:table-cell table:style-name="ce10"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table:style-name="ce10"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10"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 table:number-rows-repeated="3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10"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10"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0"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10"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table:style-name="ce10"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table:style-name="ce10"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table:style-name="ce10"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table:style-name="ce10"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table:style-name="ce10"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0"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hardware</text:p>
          </table:table-cell>
          <table:table-cell table:style-name="ce10"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llation parts</text:p>
          </table:table-cell>
          <table:table-cell table:style-name="ce10"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style-name="ce13"/>
          <table:table-cell table:style-name="ce10"/>
          <table:table-cell table:number-columns-repeated="1022"/>
        </table:table-row>
        <table:table-row table:style-name="ro1" table:number-rows-repeated="16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table:style-name="ce10"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 table:number-rows-repeated="4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table:style-name="ce10"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112])" office:value-type="float" office:value="1159.33" calcext:value-type="float">
            <text:p>1159.3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0"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9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116:.C126])" office:value-type="float" office:value="-16.5" calcext:value-type="float">
            <text:p>-16.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128])" office:value-type="float" office:value="1142.83" calcext:value-type="float">
            <text:p>1142.83</text:p>
          </table:table-cell>
          <table:table-cell table:number-columns-repeated="1020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00-00-00</text:date>, <text:time style:data-style-name="N2" text:time-value="20:32:12.659809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7T20:32:45.206446505</dc:date>
    <meta:editing-duration>P3DT17H23M45S</meta:editing-duration>
    <meta:editing-cycles>468</meta:editing-cycles>
    <meta:generator>LibreOffice/6.4.7.2$Linux_X86_64 LibreOffice_project/40$Build-2</meta:generator>
    <meta:document-statistic meta:table-count="8" meta:cell-count="1724" meta:object-count="0"/>
  </office:meta>
</office:document-meta>
</file>